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Projet SmartPatate</text:span><text:span text:style-name="a382" text:class-names=""/></text:p>
          </draw:text-box>
          <svg:title/>
          <svg:desc/>
        </draw:frame>
        <draw:frame draw:id="id64" presentation:style-name="a385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re-et-contenu" presentation:presentation-page-layout-name="Master1-PPL2" draw:id="Slide-257">
        <draw:frame draw:id="id65" presentation:style-name="a387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88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r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SmartPatate</dc:title>
    <meta:initial-creator>HAMON ELIAN</meta:initial-creator>
    <dc:creator>HAMON ELIAN</dc:creator>
    <meta:creation-date>2016-11-14T09:46:22Z</meta:creation-date>
    <dc:date>2016-11-14T09:53:02Z</dc:date>
    <meta:editing-cycles>1</meta:editing-cycles>
    <meta:editing-duration>PT399S</meta:editing-duration>
    <meta:document-statistic meta:paragraph-count="1" meta:word-count="2"/>
  </office:meta>
</office:document-meta>
</file>